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A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Choosing a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Choice of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Nomenclature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Sale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Purchas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n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of individua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Импорт штрихкод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cust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Contract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office:value-type="string" calcext:value-type="string">
            <text:p><text:s/>only a company can be a Partner</text:p>
          </table:table-cell>
          <table:table-cell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Buy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office:value-type="string" calcext:value-type="string">
            <text:p><text:s/>company cash registers are not allowed</text:p>
          </table:table-cell>
          <table:table-cell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Код у поставщи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Sales ord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Purchase order must be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goods received must match the Partner and the returned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good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Vendo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manufacturing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good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good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manufacturing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nomenclature must match the return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nomenclature must equal component item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nomenclature must match the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Manufacturing order BOM item must be equal to manufacturing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Nomencl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Vendo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buyer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good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Vendo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Vendo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Manufact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DDS 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DDS article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Acquisition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Acquisi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Vendo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Partner[quote]s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Acquisi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of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штрихкодов</text:p>
          </table:table-cell>
          <table:table-cell office:value-type="string" calcext:value-type="string">
            <text:p>Exporting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a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a Vendo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0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 style:data-style-name="N2" text:time-value="12:15:40.924024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4T13:01:06.660913444</dc:date>
    <meta:editing-duration>PT1H33M58S</meta:editing-duration>
    <meta:editing-cycles>19</meta:editing-cycles>
    <meta:generator>LibreOffice/6.4.6.2$Linux_X86_64 LibreOffice_project/40$Build-2</meta:generator>
    <meta:document-statistic meta:table-count="1" meta:cell-count="2004" meta:object-count="0"/>
  </office:meta>
</office:document-meta>
</file>